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0CEC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0CEC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18.04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2.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56.25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Whatsapp_payment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5" table:style-name="ce11">
            <text:p>Test Scenario : Whatsapp payment</text:p>
          </table:table-cell>
          <table:covered-table-cell/>
          <table:table-cell table:number-columns-repeated="16381"/>
        </table:table-row>
        <table:table-row table:number-rows-repeated="4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at bank name should be visible while pay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it will receive a payment notification on <text:s/>chat <text:s/>once the fund transfer has been made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that <text:s/>WhatsApp Payment uses end-to-end encryption, two-factor authentication, and other security features to protect user information and transaction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table:style-name="ce6">
            <text:p>4</text:p>
          </table:table-cell>
          <table:table-cell office:value-type="string" table:style-name="ce8">
            <text:p>Check that fund transfer proccess must be start after UPI code writte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table:style-name="ce6">
            <text:p>5</text:p>
          </table:table-cell>
          <table:table-cell office:value-type="string" table:style-name="ce8">
            <text:p>Check that multiple bank accounts should add for payment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table:style-name="ce6">
            <text:p>6</text:p>
          </table:table-cell>
          <table:table-cell office:value-type="string" table:style-name="ce8">
            <text:p>Check that there is an properly working option available for forgotten UPI i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8">
            <text:p>Check that payment time and date should be visibl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8">
            <text:p>Check that whatsapp payment should <text:s/>available all over world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" table:style-name="ce6">
            <text:p>9</text:p>
          </table:table-cell>
          <table:table-cell office:value-type="string" table:style-name="ce8">
            <text:p>Check that payement message should also send to the <text:s/>user whom pai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8">
            <text:p>Check that payment via whats app should <text:s/>done with any bank all over the world or no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1" table:style-name="ce6">
            <text:p>11</text:p>
          </table:table-cell>
          <table:table-cell office:value-type="string" table:style-name="ce8">
            <text:p>Check that user should get some rewards for paying payment via whats app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2" table:style-name="ce6">
            <text:p>12</text:p>
          </table:table-cell>
          <table:table-cell office:value-type="string" table:style-name="ce8">
            <text:p>Check that <text:s/>send and receive <text:s/>whatsapp payments for fre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8">
            <text:p>Check that UPI id should not be visible while typing i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string" table:style-name="ce8">
            <text:p>Chek that there should be an option for type the reason for payme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5" table:style-name="ce6">
            <text:p>15</text:p>
          </table:table-cell>
          <table:table-cell office:value-type="string" table:style-name="ce7">
            <text:p>Check that after successfully payment done, user will receive complete description message about account no.,date,time,how much pay,Bank name etc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6" table:style-name="ce6">
            <text:p>16</text:p>
          </table:table-cell>
          <table:table-cell office:value-type="string" table:style-name="ce8">
            <text:p>Check that account number should not be visible at any place of whats app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7" table:style-name="ce6">
            <text:p>17</text:p>
          </table:table-cell>
          <table:table-cell office:value-type="string" table:style-name="ce7">
            <text:p>Check that From the list that appears, select the Bank where user has an account and want to link for payment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" table:style-name="ce6">
            <text:p>18</text:p>
          </table:table-cell>
          <table:table-cell office:value-type="string" table:style-name="ce8">
            <text:p>Check that this whatsapp payment <text:s/>feature is both for iOS and Android device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9" table:style-name="ce6">
            <text:p>19</text:p>
          </table:table-cell>
          <table:table-cell office:value-type="string" table:style-name="ce8">
            <text:p>Check that user is able to see <text:s/>UPI ID, payment history and linked bank accounts.</text:p>
          </table:table-cell>
          <table:table-cell table:number-columns-repeated="16381"/>
        </table:table-row>
        <table:table-row table:style-name="ro7">
          <table:table-cell/>
          <table:table-cell office:value-type="float" office:value="20" table:style-name="ce9">
            <text:p>20</text:p>
          </table:table-cell>
          <table:table-cell office:value-type="string" table:style-name="ce10">
            <text:p>Chek the limit of payment(how much pay) once at a time.</text:p>
          </table:table-cell>
          <table:table-cell table:number-columns-repeated="16381"/>
        </table:table-row>
        <table:table-row table:number-rows-repeated="1048548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4T05:29:19Z</meta:creation-date>
    <dc:date>2023-12-25T09:59:21Z</dc:date>
  </office:meta>
</office:document-meta>
</file>